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A000000ED43A80F8E2AF00020.png" manifest:media-type="image/png"/>
  <manifest:file-entry manifest:full-path="Pictures/10000201000005DC000005DC612F47267AF8D4C7.png" manifest:media-type="image/png"/>
  <manifest:file-entry manifest:full-path="Pictures/10000201000002E5000001A05B5B5CD669F69459.png" manifest:media-type="image/png"/>
  <manifest:file-entry manifest:full-path="Pictures/1000000000000118000000F01C83C8337F1C9090.png" manifest:media-type="image/png"/>
  <manifest:file-entry manifest:full-path="Pictures/1000000000000135000000DCD34EE2C6BF629102.png" manifest:media-type="image/png"/>
  <manifest:file-entry manifest:full-path="Pictures/10000000000000A3000000F0846E1DEE2B2FB7E0.png" manifest:media-type="image/png"/>
  <manifest:file-entry manifest:full-path="Pictures/10000000000000FD000000DA0F51FD4EA5FFBFC1.png" manifest:media-type="image/png"/>
  <manifest:file-entry manifest:full-path="Pictures/100000000000006F000000B142C2416031D53828.png" manifest:media-type="image/png"/>
  <manifest:file-entry manifest:full-path="Pictures/10000000000001E6000001A102DB4A627A5892A5.png" manifest:media-type="image/png"/>
  <manifest:file-entry manifest:full-path="Pictures/100000000000008C0000010C35E7828509A68D72.png" manifest:media-type="image/png"/>
  <manifest:file-entry manifest:full-path="Pictures/100002010000032000000255E8E6A71A5CCBAD1B.png" manifest:media-type="image/png"/>
  <manifest:file-entry manifest:full-path="Pictures/10000201000002E5000001A064E326EF41684EB2.png" manifest:media-type="image/png"/>
  <manifest:file-entry manifest:full-path="Pictures/1000020100000320000001F4A111F77C66D71B15.png" manifest:media-type="image/png"/>
  <manifest:file-entry manifest:full-path="Pictures/10000000000002E30000019FF9E962DEBE90E9C1.png" manifest:media-type="image/png"/>
  <manifest:file-entry manifest:full-path="Pictures/1000020100000640000005A43D4304BC46A17F11.png" manifest:media-type="image/png"/>
  <manifest:file-entry manifest:full-path="Pictures/10000201000007D0000008683D58865059CCA19E.png" manifest:media-type="image/png"/>
  <manifest:file-entry manifest:full-path="Pictures/10000000000001020000019F71F5E7EA6F80324D.png" manifest:media-type="image/png"/>
  <manifest:file-entry manifest:full-path="Pictures/10000200000002EA000001A4DA373E71D549791C.png" manifest:media-type="image/png"/>
  <manifest:file-entry manifest:full-path="Pictures/100002010000032D000001C98A84A1A1F20D6246.png" manifest:media-type="image/png"/>
  <manifest:file-entry manifest:full-path="Pictures/100000000000008F00000093C3673902A1B7E893.png" manifest:media-type="image/png"/>
  <manifest:file-entry manifest:full-path="Pictures/1000000000000090000000E13B1C99E2B1CBDC65.png" manifest:media-type="image/png"/>
  <manifest:file-entry manifest:full-path="Pictures/10000201000002C700000199507FA8C5BD612BB9.png" manifest:media-type="image/png"/>
  <manifest:file-entry manifest:full-path="Pictures/10000201000002CA000002048325E4467460B620.png" manifest:media-type="image/png"/>
  <manifest:file-entry manifest:full-path="Pictures/1000020100000219000001CC3E918DE353C7DA8A.png" manifest:media-type="image/png"/>
  <manifest:file-entry manifest:full-path="Pictures/100000000000032D000001C9D671369969230CFF.png" manifest:media-type="image/png"/>
  <manifest:file-entry manifest:full-path="Pictures/100002010000020000000200EC65F7FEBDCA2029.png" manifest:media-type="image/png"/>
  <manifest:file-entry manifest:full-path="Pictures/1000000000000219000001CC0461D55F640F8A0C.png" manifest:media-type="image/png"/>
  <manifest:file-entry manifest:full-path="Pictures/1000000000000093000000FFA46B84D51598151B.png" manifest:media-type="image/png"/>
  <manifest:file-entry manifest:full-path="Pictures/10000201000005220000037A64421F2908558326.png" manifest:media-type="image/png"/>
  <manifest:file-entry manifest:full-path="Pictures/1000000000000079000000EEE062FDCD1E71F55E.png" manifest:media-type="image/png"/>
  <manifest:file-entry manifest:full-path="Pictures/1000020100000378000000E0D41CF40CC6093893.png" manifest:media-type="image/png"/>
  <manifest:file-entry manifest:full-path="Pictures/10000000000000900000011BBAA09C3406B01ABC.png" manifest:media-type="image/png"/>
  <manifest:file-entry manifest:full-path="Pictures/100000000000014800000123D4946CB8B4A222B6.png" manifest:media-type="image/png"/>
  <manifest:file-entry manifest:full-path="Pictures/1000000000000073000000E808E50F8C61AFF806.png" manifest:media-type="image/png"/>
  <manifest:file-entry manifest:full-path="Pictures/10000201000002E6000001A389D978777CF5C1A0.png" manifest:media-type="image/png"/>
  <manifest:file-entry manifest:full-path="Pictures/100002010000020A000002524B97BC263080A114.png" manifest:media-type="image/png"/>
  <manifest:file-entry manifest:full-path="Pictures/10000000000000E3000000BB9A1F7886448ADC59.png" manifest:media-type="image/png"/>
  <manifest:file-entry manifest:full-path="Pictures/10000000000000C0000001370265A9CA06D6BF3A.png" manifest:media-type="image/png"/>
  <manifest:file-entry manifest:full-path="Pictures/10000201000002E5000001A0005CC294C81EE75E.png" manifest:media-type="image/png"/>
  <manifest:file-entry manifest:full-path="Pictures/100002010000020000000200017AE69F6A10254B.png" manifest:media-type="image/png"/>
  <manifest:file-entry manifest:full-path="Pictures/10000201000004AC000003BD81B1E6D8951379DD.png" manifest:media-type="image/png"/>
  <manifest:file-entry manifest:full-path="Pictures/10000201000002E5000001A06E036EAE5FC129A1.png" manifest:media-type="image/png"/>
  <manifest:file-entry manifest:full-path="Pictures/10000201000002E5000001A013C0FA43907716F8.png" manifest:media-type="image/png"/>
  <manifest:file-entry manifest:full-path="Pictures/10000201000004E20000025DB4FA49DE0B4F026C.png" manifest:media-type="image/png"/>
  <manifest:file-entry manifest:full-path="Pictures/10000000000000A60000012C87D4972AF18D9729.png" manifest:media-type="image/png"/>
  <manifest:file-entry manifest:full-path="Pictures/10000201000002E5000001A00FCC8844BD12A80D.png" manifest:media-type="image/png"/>
  <manifest:file-entry manifest:full-path="Pictures/10000000000002E5000001A0372E45DCDAE258E1.png" manifest:media-type="image/png"/>
  <manifest:file-entry manifest:full-path="Pictures/10000000000000F600000132881D86C4DDD7FA65.png" manifest:media-type="image/png"/>
  <manifest:file-entry manifest:full-path="Pictures/10000000000000B80000012122C2A5C7DD93EFB7.png" manifest:media-type="image/png"/>
  <manifest:file-entry manifest:full-path="Pictures/10000201000007D0000006C2335202B0471CA98A.png" manifest:media-type="image/png"/>
  <manifest:file-entry manifest:full-path="Pictures/10000000000000E80000010A8E7593F0A7124E81.png" manifest:media-type="image/png"/>
  <manifest:file-entry manifest:full-path="Pictures/10000201000002E5000001A09EB127D8737CA56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Raleway1" svg:font-family="Raleway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Raleway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23cm, 0.062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7cm, 0cm, 0cm, 0.09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5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9cm, 0.095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4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2cm, 0cm, 0.052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97cm, 4.696cm, 1.17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06cm, 2.642cm, 1.7cm, 3.547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83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9cm, 7.638cm, 5.369cm, 0.532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37cm, 2.095cm, 0.929cm, 2.15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0cm, 0.005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8cm, 0.082cm, 0.114cm, 0.106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39cm, 0.217cm, 0cm, 0.093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5cm, 0cm, 0cm)" draw:image-opacity="100%" style:mirror="horizontal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3cm, 0.244cm, 1.507cm, 1.572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1" fo:font-size="88pt" fo:letter-spacing="normal" fo:font-style="normal" style:text-underline-style="none" fo:font-weight="bold" style:font-name-asian="Raleway1" style:font-size-asian="88pt" style:font-style-asian="normal" style:font-weight-asian="bold" style:font-name-complex="Raleway1" style:font-size-complex="8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aleway1" fo:font-size="80pt" fo:letter-spacing="normal" fo:font-style="normal" style:text-underline-style="none" fo:font-weight="bold" style:font-name-asian="Raleway1" style:font-size-asian="80pt" style:font-style-asian="normal" style:font-weight-asian="bold" style:font-name-complex="Raleway1" style:font-size-complex="80pt" style:font-style-complex="normal" style:font-weight-complex="bold"/>
    </style:style>
    <style:style style:name="T3" style:family="text">
      <style:text-properties fo:font-variant="normal" fo:text-transform="none" fo:color="#ffdf6b" style:text-line-through-style="none" style:text-line-through-type="none" style:text-position="0% 100%" style:font-name="Raleway1" fo:font-size="96pt" fo:letter-spacing="normal" fo:font-style="normal" style:text-underline-style="none" fo:font-weight="bold" style:font-name-asian="Raleway1" style:font-size-asian="96pt" style:font-style-asian="normal" style:font-weight-asian="bold" style:font-name-complex="Raleway1" style:font-size-complex="96pt" style:font-style-complex="normal" style:font-weight-complex="bold"/>
    </style:style>
    <style:style style:name="T4" style:family="text">
      <style:text-properties fo:font-variant="normal" fo:text-transform="none" fo:color="#ffd324" style:text-line-through-style="none" style:text-line-through-type="none" style:text-position="0% 100%" style:font-name="Raleway1" fo:font-size="48pt" fo:letter-spacing="normal" fo:font-style="normal" style:text-underline-style="none" fo:font-weight="bold" style:font-name-asian="Raleway1" style:font-size-asian="48pt" style:font-style-asian="normal" style:font-weight-asian="bold" style:font-name-complex="Raleway1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ed7d31" style:text-line-through-style="none" style:text-line-through-type="none" style:text-position="0% 100%" style:font-name="Raleway1" fo:font-size="80pt" fo:letter-spacing="normal" fo:font-style="normal" style:text-underline-style="none" fo:font-weight="bold" style:font-name-asian="Raleway1" style:font-size-asian="80pt" style:font-style-asian="normal" style:font-weight-asian="bold" style:font-name-complex="Raleway1" style:font-size-complex="80pt" style:font-style-complex="normal" style:font-weight-complex="bold"/>
    </style:style>
    <style:style style:name="T7" style:family="text">
      <style:text-properties fo:font-variant="normal" fo:text-transform="none" fo:color="#2e75b5" style:text-line-through-style="none" style:text-line-through-type="none" style:text-position="0% 100%" style:font-name="Raleway1" fo:font-size="96pt" fo:letter-spacing="normal" fo:font-style="normal" style:text-underline-style="none" fo:font-weight="bold" style:font-name-asian="Raleway1" style:font-size-asian="96pt" style:font-style-asian="normal" style:font-weight-asian="bold" style:font-name-complex="Raleway1" style:font-size-complex="96pt" style:font-style-complex="normal" style:font-weight-complex="bold"/>
    </style:style>
    <style:style style:name="T8" style:family="text">
      <style:text-properties fo:font-variant="normal" fo:text-transform="none" fo:color="#1e4e79" style:text-line-through-style="none" style:text-line-through-type="none" style:text-position="0% 100%" style:font-name="Raleway1" fo:font-size="96pt" fo:letter-spacing="normal" fo:font-style="normal" style:text-underline-style="none" fo:font-weight="bold" style:font-name-asian="Raleway1" style:font-size-asian="96pt" style:font-style-asian="normal" style:font-weight-asian="bold" style:font-name-complex="Raleway1" style:font-size-complex="96pt" style:font-style-complex="normal" style:font-weight-complex="bold"/>
    </style:style>
    <style:style style:name="T9" style:family="text">
      <style:text-properties fo:font-variant="normal" fo:text-transform="none" fo:color="#d49682" style:text-line-through-style="none" style:text-line-through-type="none" style:text-position="0% 100%" style:font-name="Raleway1" fo:font-size="72pt" fo:letter-spacing="normal" fo:font-style="normal" style:text-underline-style="none" fo:font-weight="bold" style:font-name-asian="Raleway1" style:font-size-asian="72pt" style:font-style-asian="normal" style:font-weight-asian="bold" style:font-name-complex="Raleway1" style:font-size-complex="72pt" style:font-style-complex="normal" style:font-weight-complex="bold"/>
    </style:style>
    <style:style style:name="T10" style:family="text">
      <style:text-properties fo:font-variant="normal" fo:text-transform="none" fo:color="#548135" style:text-line-through-style="none" style:text-line-through-type="none" style:text-position="0% 100%" style:font-name="Raleway1" fo:font-size="96pt" fo:letter-spacing="normal" fo:font-style="normal" style:text-underline-style="none" fo:font-weight="bold" style:font-name-asian="Raleway1" style:font-size-asian="96pt" style:font-style-asian="normal" style:font-weight-asian="bold" style:font-name-complex="Raleway1" style:font-size-complex="96pt" style:font-style-complex="normal" style:font-weight-complex="bold"/>
    </style:style>
    <style:style style:name="T11" style:family="text">
      <style:text-properties fo:font-variant="normal" fo:text-transform="none" fo:color="#bf9000" style:text-line-through-style="none" style:text-line-through-type="none" style:text-position="0% 100%" style:font-name="Raleway1" fo:font-size="90pt" fo:letter-spacing="normal" fo:font-style="normal" style:text-underline-style="none" fo:font-weight="bold" style:font-name-asian="Raleway1" style:font-size-asian="90pt" style:font-style-asian="normal" style:font-weight-asian="bold" style:font-name-complex="Raleway1" style:font-size-complex="90pt" style:font-style-complex="normal" style:font-weight-complex="bold"/>
    </style:style>
    <style:style style:name="T12" style:family="text">
      <style:text-properties fo:font-variant="normal" fo:text-transform="none" fo:color="#9cc2e5" style:text-line-through-style="none" style:text-line-through-type="none" style:text-position="0% 100%" style:font-name="Raleway1" fo:font-size="90pt" fo:letter-spacing="normal" fo:font-style="normal" style:text-underline-style="none" fo:font-weight="bold" style:font-name-asian="Raleway1" style:font-size-asian="90pt" style:font-style-asian="normal" style:font-weight-asian="bold" style:font-name-complex="Raleway1" style:font-size-complex="90pt" style:font-style-complex="normal" style:font-weight-complex="bold"/>
    </style:style>
    <style:style style:name="T13" style:family="text">
      <style:text-properties fo:font-variant="normal" fo:text-transform="none" fo:color="#a688ce" style:text-line-through-style="none" style:text-line-through-type="none" style:text-position="0% 100%" style:font-name="Raleway1" fo:font-size="95pt" fo:letter-spacing="normal" fo:font-style="normal" style:text-underline-style="none" fo:font-weight="bold" style:font-name-asian="Raleway1" style:font-size-asian="95pt" style:font-style-asian="normal" style:font-weight-asian="bold" style:font-name-complex="Raleway1" style:font-size-complex="95pt" style:font-style-complex="normal" style:font-weight-complex="bold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Raleway1" fo:font-size="95pt" fo:letter-spacing="normal" fo:font-style="normal" style:text-underline-style="none" fo:font-weight="bold" style:font-name-asian="Raleway1" style:font-size-asian="95pt" style:font-style-asian="normal" style:font-weight-asian="bold" style:font-name-complex="Raleway1" style:font-size-complex="9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Google Shape;84;p13" draw:style-name="gr1" draw:text-style-name="P1" draw:layer="layout" svg:width="33.866cm" svg:height="19.047cm" svg:x="0cm" svg:y="0.007cm">
          <draw:image xlink:href="Pictures/100002010000032D000001C98A84A1A1F20D6246.png" xlink:type="simple" xlink:show="embed" xlink:actuate="onLoad">
            <text:p/>
          </draw:image>
        </draw:frame>
        <draw:frame draw:name="Google Shape;85;p13" draw:style-name="gr2" draw:text-style-name="P1" draw:layer="layout" svg:width="22.248cm" svg:height="19.047cm" svg:x="0cm" svg:y="0.007cm">
          <draw:image xlink:href="Pictures/1000020100000219000001CC3E918DE353C7DA8A.png" xlink:type="simple" xlink:show="embed" xlink:actuate="onLoad">
            <text:p/>
          </draw:image>
        </draw:frame>
        <draw:frame draw:name="Google Shape;86;p13" draw:style-name="gr3" draw:text-style-name="P1" draw:layer="layout" svg:width="16.346cm" svg:height="11.071cm" svg:x="0cm" svg:y="5.509cm">
          <draw:image xlink:href="Pictures/10000201000005220000037A64421F2908558326.png" xlink:type="simple" xlink:show="embed" xlink:actuate="onLoad">
            <text:p/>
          </draw:image>
        </draw:frame>
        <draw:custom-shape draw:name="Google Shape;87;p13" draw:style-name="gr4" draw:text-style-name="P3" draw:layer="layout" svg:width="16.937cm" svg:height="7.788cm" svg:x="16.929cm" svg:y="4.416cm">
          <text:p text:style-name="P2"><text:span text:style-name="T1">MACHINE</text:span></text:p>
          <text:p text:style-name="P2"><text:span text:style-name="T1">LEAR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5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frame draw:name="Google Shape;92;p14" draw:style-name="gr6" draw:text-style-name="P1" draw:layer="layout" svg:width="33.866cm" svg:height="19.049cm" svg:x="0cm" svg:y="0cm">
          <draw:image xlink:href="Pictures/10000201000002E5000001A00FCC8844BD12A80D.png" xlink:type="simple" xlink:show="embed" xlink:actuate="onLoad">
            <text:p/>
          </draw:image>
        </draw:frame>
        <draw:frame draw:name="Google Shape;93;p14" draw:style-name="gr3" draw:text-style-name="P1" draw:layer="layout" svg:width="6.257cm" svg:height="10.855cm" draw:transform="skewX (-5.48346060809579E-017) rotate (0.636172512351933) translate (22.514cm 4.151cm)">
          <draw:image xlink:href="Pictures/1000000000000093000000FFA46B84D51598151B.png" xlink:type="simple" xlink:show="embed" xlink:actuate="onLoad">
            <text:p/>
          </draw:image>
        </draw:frame>
        <draw:frame draw:name="Google Shape;94;p14" draw:style-name="gr3" draw:text-style-name="P1" draw:layer="layout" svg:width="5.823cm" svg:height="11.147cm" draw:transform="skewX (-5.73775229119769E-017) rotate (0.679980276576991) translate (1.062cm 10.32cm)">
          <draw:image xlink:href="Pictures/100000000000008C0000010C35E7828509A68D72.png" xlink:type="simple" xlink:show="embed" xlink:actuate="onLoad">
            <text:p/>
          </draw:image>
        </draw:frame>
        <draw:custom-shape draw:name="Google Shape;95;p14" draw:style-name="gr4" draw:text-style-name="P3" draw:layer="layout" svg:width="32.506cm" svg:height="7.095cm" svg:x="1.359cm" svg:y="1.079cm">
          <text:p text:style-name="P2"><text:span text:style-name="T2">SETUP AND <text:s text:c="6"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INSTAL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4" draw:style-name="gr3" draw:text-style-name="P1" draw:layer="layout" svg:width="11.424cm" svg:height="8.256cm" svg:x="14.703cm" svg:y="9.748cm">
          <draw:image xlink:href="Pictures/10000201000002CA000002048325E4467460B620.png" xlink:type="simple" xlink:show="embed" xlink:actuate="onLoad">
            <text:p/>
          </draw:image>
        </draw:frame>
        <presentation:notes draw:style-name="dp2">
          <draw:frame draw:name="Google Shape;89;p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p2:notes" draw:style-name="gr5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frame draw:name="Google Shape;101;p15" draw:style-name="gr7" draw:text-style-name="P1" draw:layer="layout" svg:width="33.986cm" svg:height="19.046cm" draw:transform="rotate (-3.14159265358979) translate (33.87cm 19.05cm)">
          <draw:image xlink:href="Pictures/100000000000032D000001C9D671369969230CFF.png" xlink:type="simple" xlink:show="embed" xlink:actuate="onLoad">
            <text:p/>
          </draw:image>
        </draw:frame>
        <draw:frame draw:name="Google Shape;102;p15" draw:style-name="gr2" draw:text-style-name="P1" draw:layer="layout" svg:width="25.35cm" svg:height="19.042cm" draw:transform="rotate (-3.14159265358979) translate (33.87cm 19.047cm)">
          <draw:image xlink:href="Pictures/1000000000000219000001CC0461D55F640F8A0C.png" xlink:type="simple" xlink:show="embed" xlink:actuate="onLoad">
            <text:p/>
          </draw:image>
        </draw:frame>
        <draw:frame draw:name="Google Shape;103;p15" draw:style-name="gr8" draw:text-style-name="P1" draw:layer="layout" svg:width="19.19cm" svg:height="9.973cm" svg:x="14.933cm" svg:y="3.663cm">
          <draw:image xlink:href="Pictures/10000201000002C700000199507FA8C5BD612BB9.png" xlink:type="simple" xlink:show="embed" xlink:actuate="onLoad">
            <text:p/>
          </draw:image>
        </draw:frame>
        <draw:custom-shape draw:name="Google Shape;104;p15" draw:style-name="gr4" draw:text-style-name="P3" draw:layer="layout" svg:width="16.932cm" svg:height="7.095cm" svg:x="0.463cm" svg:y="1.36cm">
          <text:p text:style-name="P2"><text:span text:style-name="T2">WHAT</text:span></text:p>
          <text:p text:style-name="P2"><text:span text:style-name="T2"><text:s text:c="2"/></text:span><text:span text:style-name="T2">IS M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4" draw:text-style-name="P3" draw:layer="layout" svg:width="10.576cm" svg:height="7.095cm" svg:x="6.3cm" svg:y="11.471cm">
          <text:p text:style-name="P2"><text:span text:style-name="T2">WHY </text:span></text:p>
          <text:p text:style-name="P2"><text:span text:style-name="T2"><text:s text:c="2"/></text:span><text:span text:style-name="T2">ML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8;p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9;p3:notes" draw:style-name="gr5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frame draw:name="Google Shape;110;p16" draw:style-name="gr9" draw:text-style-name="P1" draw:layer="layout" svg:width="25.459cm" svg:height="19.049cm" draw:transform="rotate (-3.14159265358979) translate (25.46cm 19.05cm)">
          <draw:image xlink:href="Pictures/10000000000001E6000001A102DB4A627A5892A5.png" xlink:type="simple" xlink:show="embed" xlink:actuate="onLoad">
            <text:p/>
          </draw:image>
        </draw:frame>
        <draw:frame draw:name="Google Shape;111;p16" draw:style-name="gr10" draw:text-style-name="P1" draw:layer="layout" svg:width="8.688cm" svg:height="14.028cm" draw:transform="rotate (-3.14159265358979) translate (33.918cm 14.029cm)">
          <draw:image xlink:href="Pictures/10000000000001020000019F71F5E7EA6F80324D.png" xlink:type="simple" xlink:show="embed" xlink:actuate="onLoad">
            <text:p/>
          </draw:image>
        </draw:frame>
        <draw:frame draw:name="Google Shape;112;p16" draw:style-name="gr3" draw:text-style-name="P1" draw:layer="layout" svg:width="8.636cm" svg:height="5.422cm" svg:x="25.229cm" svg:y="13.627cm">
          <draw:image xlink:href="Pictures/100000000000008F00000093C3673902A1B7E893.png" xlink:type="simple" xlink:show="embed" xlink:actuate="onLoad">
            <text:p/>
          </draw:image>
        </draw:frame>
        <draw:custom-shape draw:name="Google Shape;113;p16" draw:style-name="gr4" draw:text-style-name="P3" draw:layer="layout" svg:width="27.094cm" svg:height="4.007cm" svg:x="10.734cm" svg:y="0.775cm">
          <text:p text:style-name="P2"><text:span text:style-name="T3">CLUST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6" draw:style-name="gr11" draw:text-style-name="P1" draw:layer="layout" svg:width="17.425cm" svg:height="14.498cm" svg:x="0cm" svg:y="4.543cm">
          <draw:image xlink:href="Pictures/100002010000032000000255E8E6A71A5CCBAD1B.png" xlink:type="simple" xlink:show="embed" xlink:actuate="onLoad">
            <text:p/>
          </draw:image>
        </draw:frame>
        <presentation:notes draw:style-name="dp2">
          <draw:frame draw:name="Google Shape;107;p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4:notes" draw:style-name="gr5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frame draw:name="Google Shape;119;p17" draw:style-name="gr12" draw:text-style-name="P1" draw:layer="layout" svg:width="33.866cm" svg:height="19.049cm" svg:x="0cm" svg:y="0cm">
          <draw:image xlink:href="Pictures/10000000000002E30000019FF9E962DEBE90E9C1.png" xlink:type="simple" xlink:show="embed" xlink:actuate="onLoad">
            <text:p/>
          </draw:image>
        </draw:frame>
        <draw:frame draw:name="Google Shape;120;p17" draw:style-name="gr13" draw:text-style-name="P1" draw:layer="layout" svg:width="15.418cm" svg:height="15.433cm" svg:x="0cm" svg:y="1.503cm">
          <draw:image xlink:href="Pictures/10000201000007D0000008683D58865059CCA19E.png" xlink:type="simple" xlink:show="embed" xlink:actuate="onLoad">
            <text:p/>
          </draw:image>
        </draw:frame>
        <draw:custom-shape draw:name="Google Shape;121;p17" draw:style-name="gr4" draw:text-style-name="P3" draw:layer="layout" svg:width="8.592cm" svg:height="2.307cm" svg:x="20.456cm" svg:y="6.512cm">
          <text:p text:style-name="P2"><text:span text:style-name="T4">K-M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4" draw:text-style-name="P3" draw:layer="layout" svg:width="9.129cm" svg:height="2.307cm" svg:x="20.188cm" svg:y="9.285cm">
          <text:p text:style-name="P2"><text:span text:style-name="T4">K-MEDI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7" draw:style-name="gr4" draw:text-style-name="P3" draw:layer="layout" svg:width="9.129cm" svg:height="2.307cm" svg:x="20.188cm" svg:y="12.057cm">
          <text:p text:style-name="P2"><text:span text:style-name="T4">K-MEDI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7" draw:style-name="gr4" draw:text-style-name="P3" draw:layer="layout" svg:width="0.659cm" svg:height="1.025cm" svg:x="16.603cm" svg:y="9.012cm">
          <text:p text:style-name="P2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7" draw:style-name="gr3" draw:text-style-name="P1" draw:layer="layout" svg:width="2.936cm" svg:height="4.682cm" svg:x="29.952cm" svg:y="0cm">
          <draw:image xlink:href="Pictures/100000000000006F000000B142C2416031D53828.png" xlink:type="simple" xlink:show="embed" xlink:actuate="onLoad">
            <text:p/>
          </draw:image>
        </draw:frame>
        <draw:frame draw:name="Google Shape;126;p17" draw:style-name="gr14" draw:text-style-name="P1" draw:layer="layout" svg:width="14.154cm" svg:height="17.621cm" svg:x="17.865cm" svg:y="0.714cm">
          <draw:image xlink:href="Pictures/100002010000020000000200017AE69F6A10254B.png" xlink:type="simple" xlink:show="embed" xlink:actuate="onLoad">
            <text:p/>
          </draw:image>
        </draw:frame>
        <draw:frame draw:name="Google Shape;127;p17" draw:style-name="gr3" draw:text-style-name="P1" draw:layer="layout" svg:width="2.234cm" svg:height="3.289cm" svg:x="15.524cm" svg:y="7.367cm">
          <draw:image xlink:href="Pictures/10000000000000A3000000F0846E1DEE2B2FB7E0.png" xlink:type="simple" xlink:show="embed" xlink:actuate="onLoad">
            <text:p/>
          </draw:image>
        </draw:frame>
        <presentation:notes draw:style-name="dp2">
          <draw:frame draw:name="Google Shape;116;p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7;p5:notes" draw:style-name="gr5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frame draw:name="Google Shape;132;p18" draw:style-name="gr6" draw:text-style-name="P1" draw:layer="layout" svg:width="33.866cm" svg:height="19.049cm" svg:x="0cm" svg:y="0cm">
          <draw:image xlink:href="Pictures/10000000000002E5000001A0372E45DCDAE258E1.png" xlink:type="simple" xlink:show="embed" xlink:actuate="onLoad">
            <text:p/>
          </draw:image>
        </draw:frame>
        <draw:frame draw:name="Google Shape;133;p18" draw:style-name="gr3" draw:text-style-name="P1" draw:layer="layout" svg:width="14.616cm" svg:height="14.616cm" svg:x="0cm" svg:y="1.61cm">
          <draw:image xlink:href="Pictures/100002010000020000000200EC65F7FEBDCA2029.png" xlink:type="simple" xlink:show="embed" xlink:actuate="onLoad">
            <text:p/>
          </draw:image>
        </draw:frame>
        <draw:frame draw:name="Google Shape;134;p18" draw:style-name="gr3" draw:text-style-name="P1" draw:layer="layout" svg:width="7.963cm" svg:height="12.443cm" svg:x="24.632cm" svg:y="5.295cm">
          <draw:image xlink:href="Pictures/1000000000000090000000E13B1C99E2B1CBDC65.png" xlink:type="simple" xlink:show="embed" xlink:actuate="onLoad">
            <text:p/>
          </draw:image>
        </draw:frame>
        <draw:custom-shape draw:name="Google Shape;135;p18" draw:style-name="gr4" draw:text-style-name="P3" draw:layer="layout" svg:width="24.457cm" svg:height="3.675cm" svg:x="9.695cm" svg:y="1.186cm">
          <text:p text:style-name="P2"><text:span text:style-name="T6">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6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0;p6:notes" draw:style-name="gr5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frame draw:name="Google Shape;140;p19" draw:style-name="gr15" draw:text-style-name="P1" draw:layer="layout" svg:width="33.866cm" svg:height="19.049cm" svg:x="0cm" svg:y="0cm">
          <draw:image xlink:href="Pictures/10000200000002EA000001A4DA373E71D549791C.png" xlink:type="simple" xlink:show="embed" xlink:actuate="onLoad">
            <text:p/>
          </draw:image>
        </draw:frame>
        <draw:frame draw:name="Google Shape;141;p19" draw:style-name="gr3" draw:text-style-name="P1" draw:layer="layout" svg:width="3.985cm" svg:height="7.839cm" draw:transform="rotate (-3.14159265358979) translate (5.295cm 18.541cm)">
          <draw:image xlink:href="Pictures/1000000000000079000000EEE062FDCD1E71F55E.png" xlink:type="simple" xlink:show="embed" xlink:actuate="onLoad">
            <text:p/>
          </draw:image>
        </draw:frame>
        <draw:custom-shape draw:name="Google Shape;142;p19" draw:style-name="gr4" draw:text-style-name="P3" draw:layer="layout" svg:width="13.414cm" svg:height="8.463cm" svg:x="1.309cm" svg:y="1.119cm">
          <text:p text:style-name="P2"><text:span text:style-name="T7">NAÏVE </text:span></text:p>
          <text:p text:style-name="P2"><text:span text:style-name="T7"><text:s/></text:span><text:span text:style-name="T7">BA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19" draw:style-name="gr3" draw:text-style-name="P1" draw:layer="layout" svg:width="18.503cm" svg:height="4.667cm" svg:x="14.724cm" svg:y="13.487cm">
          <draw:image xlink:href="Pictures/1000020100000378000000E0D41CF40CC6093893.png" xlink:type="simple" xlink:show="embed" xlink:actuate="onLoad">
            <text:p/>
          </draw:image>
        </draw:frame>
        <draw:frame draw:name="Google Shape;144;p19" draw:style-name="gr3" draw:text-style-name="P1" draw:layer="layout" svg:width="4.136cm" svg:height="8.346cm" draw:transform="rotate (-3.14159265358979) translate (28.114cm 10.917cm)">
          <draw:image xlink:href="Pictures/1000000000000073000000E808E50F8C61AFF806.png" xlink:type="simple" xlink:show="embed" xlink:actuate="onLoad">
            <text:p/>
          </draw:image>
        </draw:frame>
        <presentation:notes draw:style-name="dp2">
          <draw:frame draw:name="Google Shape;137;p7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8;p7:notes" draw:style-name="gr5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frame draw:name="Google Shape;149;p20" draw:style-name="gr16" draw:text-style-name="P1" draw:layer="layout" svg:width="33.866cm" svg:height="19.049cm" draw:transform="rotate (-3.14159265358979) translate (33.867cm 19.01cm)">
          <draw:image xlink:href="Pictures/10000201000002E6000001A389D978777CF5C1A0.png" xlink:type="simple" xlink:show="embed" xlink:actuate="onLoad">
            <text:p/>
          </draw:image>
        </draw:frame>
        <draw:custom-shape draw:name="Google Shape;150;p20" draw:style-name="gr4" draw:text-style-name="P3" draw:layer="layout" svg:width="17.263cm" svg:height="8.463cm" svg:x="16.933cm" svg:y="9.485cm">
          <text:p text:style-name="P2"><text:span text:style-name="T8">DECISION 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20" draw:style-name="gr3" draw:text-style-name="P1" draw:layer="layout" svg:width="9.372cm" svg:height="8.075cm" svg:x="23.545cm" svg:y="1.408cm">
          <draw:image xlink:href="Pictures/10000000000000FD000000DA0F51FD4EA5FFBFC1.png" xlink:type="simple" xlink:show="embed" xlink:actuate="onLoad">
            <text:p/>
          </draw:image>
        </draw:frame>
        <draw:frame draw:name="Google Shape;152;p20" draw:style-name="gr17" draw:text-style-name="P1" draw:layer="layout" svg:width="7.417cm" svg:height="5.48cm" svg:x="0.121cm" svg:y="13.184cm">
          <draw:image xlink:href="Pictures/10000000000000E3000000BB9A1F7886448ADC59.png" xlink:type="simple" xlink:show="embed" xlink:actuate="onLoad">
            <text:p/>
          </draw:image>
        </draw:frame>
        <draw:frame draw:name="Google Shape;153;p20" draw:style-name="gr3" draw:text-style-name="P1" draw:layer="layout" svg:width="14.231cm" svg:height="16.194cm" svg:x="1.048cm" svg:y="0.484cm">
          <draw:image xlink:href="Pictures/100002010000020A000002524B97BC263080A114.png" xlink:type="simple" xlink:show="embed" xlink:actuate="onLoad">
            <text:p/>
          </draw:image>
        </draw:frame>
        <presentation:notes draw:style-name="dp2">
          <draw:frame draw:name="Google Shape;146;p8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7;p8:notes" draw:style-name="gr5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frame draw:name="Google Shape;158;p21" draw:style-name="gr6" draw:text-style-name="P1" draw:layer="layout" svg:width="33.866cm" svg:height="19.049cm" svg:x="0cm" svg:y="0cm">
          <draw:image xlink:href="Pictures/10000201000002E5000001A064E326EF41684EB2.png" xlink:type="simple" xlink:show="embed" xlink:actuate="onLoad">
            <text:p/>
          </draw:image>
        </draw:frame>
        <draw:frame draw:name="Google Shape;159;p21" draw:style-name="gr3" draw:text-style-name="P1" draw:layer="layout" svg:width="8.385cm" svg:height="7.577cm" svg:x="0cm" svg:y="11.472cm">
          <draw:image xlink:href="Pictures/100000000000014800000123D4946CB8B4A222B6.png" xlink:type="simple" xlink:show="embed" xlink:actuate="onLoad">
            <text:p/>
          </draw:image>
        </draw:frame>
        <draw:custom-shape draw:name="Google Shape;160;p21" draw:style-name="gr4" draw:text-style-name="P3" draw:layer="layout" svg:width="17.618cm" svg:height="9.489cm" svg:x="0.927cm" svg:y="2.427cm">
          <text:p text:style-name="P2"><text:span text:style-name="T9">SUPPORT VECTOR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1" draw:style-name="gr3" draw:text-style-name="P1" draw:layer="layout" svg:width="18.021cm" svg:height="15.588cm" svg:x="15.442cm" svg:y="3.202cm">
          <draw:image xlink:href="Pictures/10000201000007D0000006C2335202B0471CA98A.png" xlink:type="simple" xlink:show="embed" xlink:actuate="onLoad">
            <text:p/>
          </draw:image>
        </draw:frame>
        <presentation:notes draw:style-name="dp2">
          <draw:frame draw:name="Google Shape;155;p9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p9:notes" draw:style-name="gr5" draw:layer="layout" svg:width="12.7cm" svg:height="9.524cm" svg:x="3.176cm" svg:y="1.905cm" draw:page-number="9" presentation:class="page"/>
        </presentation:notes>
      </draw:page>
      <draw:page draw:name="page10" draw:style-name="dp1" draw:master-page-name="BLANK">
        <draw:frame draw:name="Google Shape;166;p22" draw:style-name="gr18" draw:text-style-name="P1" draw:layer="layout" svg:width="33.868cm" svg:height="19.049cm" svg:x="33.867cm" svg:y="0cm">
          <draw:image xlink:href="Pictures/10000201000002E5000001A0005CC294C81EE75E.png" xlink:type="simple" xlink:show="embed" xlink:actuate="onLoad">
            <text:p/>
          </draw:image>
        </draw:frame>
        <draw:custom-shape draw:name="Google Shape;167;p22" draw:style-name="gr4" draw:text-style-name="P3" draw:layer="layout" svg:width="23.262cm" svg:height="8.463cm" svg:x="10.603cm" svg:y="10.586cm">
          <text:p text:style-name="P2"><text:span text:style-name="T10">LINEAR 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2" draw:style-name="gr3" draw:text-style-name="P1" draw:layer="layout" svg:width="7.7cm" svg:height="12.472cm" svg:x="26.166cm" svg:y="0cm">
          <draw:image xlink:href="Pictures/10000000000000C0000001370265A9CA06D6BF3A.png" xlink:type="simple" xlink:show="embed" xlink:actuate="onLoad">
            <text:p/>
          </draw:image>
        </draw:frame>
        <draw:frame draw:name="Google Shape;169;p22" draw:style-name="gr3" draw:text-style-name="P1" draw:layer="layout" svg:width="3.809cm" svg:height="7.487cm" svg:x="1.492cm" svg:y="11.56cm">
          <draw:image xlink:href="Pictures/10000000000000900000011BBAA09C3406B01ABC.png" xlink:type="simple" xlink:show="embed" xlink:actuate="onLoad">
            <text:p/>
          </draw:image>
        </draw:frame>
        <draw:frame draw:name="Google Shape;170;p22" draw:style-name="gr3" draw:text-style-name="P1" draw:layer="layout" svg:width="13.472cm" svg:height="10.777cm" svg:x="0cm" svg:y="0cm">
          <draw:image xlink:href="Pictures/10000201000004AC000003BD81B1E6D8951379DD.png" xlink:type="simple" xlink:show="embed" xlink:actuate="onLoad">
            <text:p/>
          </draw:image>
        </draw:frame>
        <presentation:notes draw:style-name="dp2">
          <draw:frame draw:name="Google Shape;163;p1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p10:notes" draw:style-name="gr5" draw:layer="layout" svg:width="12.7cm" svg:height="9.524cm" svg:x="3.176cm" svg:y="1.905cm" draw:page-number="10" presentation:class="page"/>
        </presentation:notes>
      </draw:page>
      <draw:page draw:name="page11" draw:style-name="dp1" draw:master-page-name="BLANK">
        <draw:frame draw:name="Google Shape;175;p23" draw:style-name="gr6" draw:text-style-name="P1" draw:layer="layout" svg:width="33.866cm" svg:height="19.049cm" draw:transform="rotate (-3.14159265358979) translate (33.867cm 19.05cm)">
          <draw:image xlink:href="Pictures/10000201000002E5000001A013C0FA43907716F8.png" xlink:type="simple" xlink:show="embed" xlink:actuate="onLoad">
            <text:p/>
          </draw:image>
        </draw:frame>
        <draw:frame draw:name="Google Shape;176;p23" draw:style-name="gr19" draw:text-style-name="P1" draw:layer="layout" svg:width="19.351cm" svg:height="8.304cm" svg:x="0cm" svg:y="9.692cm">
          <draw:image xlink:href="Pictures/10000201000004E20000025DB4FA49DE0B4F026C.png" xlink:type="simple" xlink:show="embed" xlink:actuate="onLoad">
            <text:p/>
          </draw:image>
        </draw:frame>
        <draw:custom-shape draw:name="Google Shape;177;p23" draw:style-name="gr4" draw:text-style-name="P3" draw:layer="layout" svg:width="24.194cm" svg:height="8.463cm" svg:x="13.698cm" svg:y="-0.444cm">
          <text:p text:style-name="P2"><text:span text:style-name="T11">LOGISTIC 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3" draw:style-name="gr3" draw:text-style-name="P1" draw:layer="layout" svg:width="4.867cm" svg:height="7.645cm" svg:x="27.401cm" svg:y="11.294cm">
          <draw:image xlink:href="Pictures/10000000000000B80000012122C2A5C7DD93EFB7.png" xlink:type="simple" xlink:show="embed" xlink:actuate="onLoad">
            <text:p/>
          </draw:image>
        </draw:frame>
        <draw:frame draw:name="Google Shape;179;p23" draw:style-name="gr3" draw:text-style-name="P1" draw:layer="layout" svg:width="4.391cm" svg:height="7.937cm" svg:x="0.446cm" svg:y="0.877cm">
          <draw:image xlink:href="Pictures/10000000000000A60000012C87D4972AF18D9729.png" xlink:type="simple" xlink:show="embed" xlink:actuate="onLoad">
            <text:p/>
          </draw:image>
        </draw:frame>
        <presentation:notes draw:style-name="dp2">
          <draw:frame draw:name="Google Shape;172;p1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3;p11:notes" draw:style-name="gr5" draw:layer="layout" svg:width="12.7cm" svg:height="9.524cm" svg:x="3.176cm" svg:y="1.905cm" draw:page-number="11" presentation:class="page"/>
        </presentation:notes>
      </draw:page>
      <draw:page draw:name="page12" draw:style-name="dp1" draw:master-page-name="BLANK">
        <draw:frame draw:name="Google Shape;184;p24" draw:style-name="gr6" draw:text-style-name="P1" draw:layer="layout" svg:width="33.866cm" svg:height="19.049cm" svg:x="0cm" svg:y="0cm">
          <draw:image xlink:href="Pictures/10000201000002E5000001A06E036EAE5FC129A1.png" xlink:type="simple" xlink:show="embed" xlink:actuate="onLoad">
            <text:p/>
          </draw:image>
        </draw:frame>
        <draw:custom-shape draw:name="Google Shape;185;p24" draw:style-name="gr4" draw:text-style-name="P3" draw:layer="layout" svg:width="21.955cm" svg:height="8.463cm" svg:x="0cm" svg:y="10.586cm">
          <text:p text:style-name="P2"><text:span text:style-name="T12">K- NEAREST NEIGHBO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4" draw:style-name="gr3" draw:text-style-name="P1" draw:layer="layout" svg:width="8.627cm" svg:height="10.731cm" svg:x="0.202cm" svg:y="0cm">
          <draw:image xlink:href="Pictures/10000000000000F600000132881D86C4DDD7FA65.png" xlink:type="simple" xlink:show="embed" xlink:actuate="onLoad">
            <text:p/>
          </draw:image>
        </draw:frame>
        <draw:frame draw:name="Google Shape;187;p24" draw:style-name="gr3" draw:text-style-name="P1" draw:layer="layout" svg:width="6.137cm" svg:height="7.037cm" svg:x="27.728cm" svg:y="12.012cm">
          <draw:image xlink:href="Pictures/10000000000000E80000010A8E7593F0A7124E81.png" xlink:type="simple" xlink:show="embed" xlink:actuate="onLoad">
            <text:p/>
          </draw:image>
        </draw:frame>
        <draw:frame draw:name="Google Shape;188;p24" draw:style-name="gr3" draw:text-style-name="P1" draw:layer="layout" svg:width="14.977cm" svg:height="13.516cm" svg:x="18.465cm" svg:y="0.788cm">
          <draw:image xlink:href="Pictures/1000020100000640000005A43D4304BC46A17F11.png" xlink:type="simple" xlink:show="embed" xlink:actuate="onLoad">
            <text:p/>
          </draw:image>
        </draw:frame>
        <presentation:notes draw:style-name="dp2">
          <draw:frame draw:name="Google Shape;181;p12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2;p12:notes" draw:style-name="gr5" draw:layer="layout" svg:width="12.7cm" svg:height="9.524cm" svg:x="3.176cm" svg:y="1.905cm" draw:page-number="12" presentation:class="page"/>
        </presentation:notes>
      </draw:page>
      <draw:page draw:name="page13" draw:style-name="dp1" draw:master-page-name="BLANK">
        <draw:frame draw:name="Google Shape;193;p25" draw:style-name="gr18" draw:text-style-name="P1" draw:layer="layout" svg:width="33.866cm" svg:height="19.051cm" draw:transform="rotate (-3.14159265358979) translate (33.866cm 38.101cm)">
          <draw:image xlink:href="Pictures/10000201000002E5000001A09EB127D8737CA56C.png" xlink:type="simple" xlink:show="embed" xlink:actuate="onLoad">
            <text:p/>
          </draw:image>
        </draw:frame>
        <draw:custom-shape draw:name="Google Shape;194;p25" draw:style-name="gr4" draw:text-style-name="P3" draw:layer="layout" svg:width="20.722cm" svg:height="8.463cm" svg:x="0cm" svg:y="0cm">
          <text:p text:style-name="P2"><text:span text:style-name="T13">NEURAL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5" draw:style-name="gr3" draw:text-style-name="P1" draw:layer="layout" svg:width="17.319cm" svg:height="10.824cm" svg:x="16.546cm" svg:y="8.225cm">
          <draw:image xlink:href="Pictures/1000020100000320000001F4A111F77C66D71B15.png" xlink:type="simple" xlink:show="embed" xlink:actuate="onLoad">
            <text:p/>
          </draw:image>
        </draw:frame>
        <draw:frame draw:name="Google Shape;196;p25" draw:style-name="gr3" draw:text-style-name="P1" draw:layer="layout" svg:width="9.569cm" svg:height="6.813cm" svg:x="24.297cm" svg:y="0cm">
          <draw:image xlink:href="Pictures/1000000000000135000000DCD34EE2C6BF629102.png" xlink:type="simple" xlink:show="embed" xlink:actuate="onLoad">
            <text:p/>
          </draw:image>
        </draw:frame>
        <draw:frame draw:name="Google Shape;197;p25" draw:style-name="gr3" draw:text-style-name="P1" draw:layer="layout" svg:width="10.602cm" svg:height="9.088cm" svg:x="0cm" svg:y="9.797cm">
          <draw:image xlink:href="Pictures/1000000000000118000000F01C83C8337F1C9090.png" xlink:type="simple" xlink:show="embed" xlink:actuate="onLoad">
            <text:p/>
          </draw:image>
        </draw:frame>
        <presentation:notes draw:style-name="dp2">
          <draw:frame draw:name="Google Shape;190;p13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1;p13:notes" draw:style-name="gr5" draw:layer="layout" svg:width="12.7cm" svg:height="9.524cm" svg:x="3.176cm" svg:y="1.905cm" draw:page-number="13" presentation:class="page"/>
        </presentation:notes>
      </draw:page>
      <draw:page draw:name="page14" draw:style-name="dp1" draw:master-page-name="BLANK">
        <draw:frame draw:name="Google Shape;202;p26" draw:style-name="gr18" draw:text-style-name="P1" draw:layer="layout" svg:width="33.868cm" svg:height="19.049cm" svg:x="33.867cm" svg:y="0cm">
          <draw:image xlink:href="Pictures/10000201000002E5000001A05B5B5CD669F69459.png" xlink:type="simple" xlink:show="embed" xlink:actuate="onLoad">
            <text:p/>
          </draw:image>
        </draw:frame>
        <draw:custom-shape draw:name="Google Shape;203;p26" draw:style-name="gr4" draw:text-style-name="P3" draw:layer="layout" svg:width="20.642cm" svg:height="8.377cm" svg:x="0.403cm" svg:y="4.274cm">
          <text:p text:style-name="P5"><text:span text:style-name="T14">ANY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6" draw:style-name="gr3" draw:text-style-name="P1" draw:layer="layout" svg:width="14.967cm" svg:height="14.967cm" svg:x="18.899cm" svg:y="2.041cm">
          <draw:image xlink:href="Pictures/10000201000005DC000005DC612F47267AF8D4C7.png" xlink:type="simple" xlink:show="embed" xlink:actuate="onLoad">
            <text:p/>
          </draw:image>
        </draw:frame>
        <draw:frame draw:name="Google Shape;205;p26" draw:style-name="gr3" draw:text-style-name="P1" draw:layer="layout" svg:width="6.614cm" svg:height="6.27cm" svg:x="8.465cm" svg:y="12.652cm">
          <draw:image xlink:href="Pictures/10000000000000FA000000ED43A80F8E2AF00020.png" xlink:type="simple" xlink:show="embed" xlink:actuate="onLoad">
            <text:p/>
          </draw:image>
        </draw:frame>
        <draw:frame draw:name="Google Shape;206;p26" draw:style-name="gr3" draw:text-style-name="P1" draw:layer="layout" svg:width="6.614cm" svg:height="6.27cm" svg:x="16.247cm" svg:y="0.826cm">
          <draw:image xlink:href="Pictures/10000000000000FA000000ED43A80F8E2AF00020.png" xlink:type="simple" xlink:show="embed" xlink:actuate="onLoad">
            <text:p/>
          </draw:image>
        </draw:frame>
        <presentation:notes draw:style-name="dp2">
          <draw:frame draw:name="Google Shape;199;p14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0;p14:notes" draw:style-name="gr5" draw:layer="layout" svg:width="12.7cm" svg:height="9.524cm" svg:x="3.176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Raleway1" svg:font-family="Raleway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Raleway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2;p2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5.1.0.3$Linux_X86_64 LibreOffice_project/</meta:generator>
  </office:meta>
</office:document-meta>
</file>